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4.3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table:number-columns-repeated="2"/>
          <table:table-cell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A10_l.stats</text:p>
          </table:table-cell>
          <table:table-cell office:value-type="float" office:value="0.00645161" calcext:value-type="float">
            <text:p>0.00645161</text:p>
          </table:table-cell>
          <table:table-cell table:formula="of:=[.$B$6]/[.B2]" office:value-type="float" office:value="2.33499855074935" calcext:value-type="float">
            <text:p>2.3</text:p>
          </table:table-cell>
        </table:table-row>
        <table:table-row table:style-name="ro1">
          <table:table-cell office:value-type="string" calcext:value-type="string">
            <text:p>A10_m.stats</text:p>
          </table:table-cell>
          <table:table-cell office:value-type="float" office:value="0.0131935" calcext:value-type="float">
            <text:p>0.0131935</text:p>
          </table:table-cell>
          <table:table-cell table:formula="of:=[.$B$6]/[.B3]" office:value-type="float" office:value="1.14181225603517" calcext:value-type="float">
            <text:p>1.1</text:p>
          </table:table-cell>
        </table:table-row>
        <table:table-row table:style-name="ro1">
          <table:table-cell office:value-type="string" calcext:value-type="string">
            <text:p>A10_olm.stats</text:p>
          </table:table-cell>
          <table:table-cell office:value-type="float" office:value="0.0115323" calcext:value-type="float">
            <text:p>0.0115323</text:p>
          </table:table-cell>
          <table:table-cell table:formula="of:=[.$B$6]/[.B4]" office:value-type="float" office:value="1.30628755755573" calcext:value-type="float">
            <text:p>1.3</text:p>
          </table:table-cell>
        </table:table-row>
        <table:table-row table:style-name="ro1">
          <table:table-cell office:value-type="string" calcext:value-type="string">
            <text:p>A10_o.stats</text:p>
          </table:table-cell>
          <table:table-cell office:value-type="float" office:value="0.0141613" calcext:value-type="float">
            <text:p>0.0141613</text:p>
          </table:table-cell>
          <table:table-cell table:formula="of:=[.$B$6]/[.B5]" office:value-type="float" office:value="1.063779455276" calcext:value-type="float">
            <text:p>1.1</text:p>
          </table:table-cell>
        </table:table-row>
        <table:table-row table:style-name="ro1">
          <table:table-cell office:value-type="string" calcext:value-type="string">
            <text:p>A10_.stats</text:p>
          </table:table-cell>
          <table:table-cell office:value-type="float" office:value="0.0150645" calcext:value-type="float">
            <text:p>0.0150645</text:p>
          </table:table-cell>
          <table:table-cell table:formula="of:=[.$B$6]/[.B6]"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asianDragon_B_l.stats</text:p>
          </table:table-cell>
          <table:table-cell office:value-type="float" office:value="0.0182105" calcext:value-type="float">
            <text:p>0.0182105</text:p>
          </table:table-cell>
          <table:table-cell table:formula="of:=[.$B$11]/[.B7]" office:value-type="float" office:value="0.899662282748964" calcext:value-type="float">
            <text:p>0.9</text:p>
          </table:table-cell>
        </table:table-row>
        <table:table-row table:style-name="ro1">
          <table:table-cell office:value-type="string" calcext:value-type="string">
            <text:p>asianDragon_B_m.stats</text:p>
          </table:table-cell>
          <table:table-cell office:value-type="float" office:value="0.0242963" calcext:value-type="float">
            <text:p>0.0242963</text:p>
          </table:table-cell>
          <table:table-cell table:formula="of:=[.$B$11]/[.B8]" office:value-type="float" office:value="0.674312549647477" calcext:value-type="float">
            <text:p>0.7</text:p>
          </table:table-cell>
        </table:table-row>
        <table:table-row table:style-name="ro1">
          <table:table-cell office:value-type="string" calcext:value-type="string">
            <text:p>asianDragon_B_olm.stats</text:p>
          </table:table-cell>
          <table:table-cell office:value-type="float" office:value="0.0168214" calcext:value-type="float">
            <text:p>0.0168214</text:p>
          </table:table-cell>
          <table:table-cell table:formula="of:=[.$B$11]/[.B9]" office:value-type="float" office:value="0.973955794404746" calcext:value-type="float">
            <text:p>1.0</text:p>
          </table:table-cell>
        </table:table-row>
        <table:table-row table:style-name="ro1">
          <table:table-cell office:value-type="string" calcext:value-type="string">
            <text:p>asianDragon_B_o.stats</text:p>
          </table:table-cell>
          <table:table-cell office:value-type="float" office:value="0.0339655" calcext:value-type="float">
            <text:p>0.0339655</text:p>
          </table:table-cell>
          <table:table-cell table:formula="of:=[.$B$11]/[.B10]" office:value-type="float" office:value="0.482351209315335" calcext:value-type="float">
            <text:p>0.5</text:p>
          </table:table-cell>
        </table:table-row>
        <table:table-row table:style-name="ro1">
          <table:table-cell office:value-type="string" calcext:value-type="string">
            <text:p>asianDragon_B_.stats</text:p>
          </table:table-cell>
          <table:table-cell office:value-type="float" office:value="0.0163833" calcext:value-type="float">
            <text:p>0.0163833</text:p>
          </table:table-cell>
          <table:table-cell table:formula="of:=[.$B$11]/[.B11]"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city2_B_l.stats</text:p>
          </table:table-cell>
          <table:table-cell office:value-type="float" office:value="0.0247419" calcext:value-type="float">
            <text:p>0.0247419</text:p>
          </table:table-cell>
          <table:table-cell table:formula="of:=[.$B$16]/[.B12]" office:value-type="float" office:value="0.413298897821105" calcext:value-type="float">
            <text:p>0.4</text:p>
          </table:table-cell>
        </table:table-row>
        <table:table-row table:style-name="ro1">
          <table:table-cell office:value-type="string" calcext:value-type="string">
            <text:p>city2_B_m.stats</text:p>
          </table:table-cell>
          <table:table-cell office:value-type="float" office:value="0.0126129" calcext:value-type="float">
            <text:p>0.0126129</text:p>
          </table:table-cell>
          <table:table-cell table:formula="of:=[.$B$16]/[.B13]" office:value-type="float" office:value="0.810741383821326" calcext:value-type="float">
            <text:p>0.8</text:p>
          </table:table-cell>
        </table:table-row>
        <table:table-row table:style-name="ro1">
          <table:table-cell office:value-type="string" calcext:value-type="string">
            <text:p>city2_B_olm.stats</text:p>
          </table:table-cell>
          <table:table-cell office:value-type="float" office:value="0.0113065" calcext:value-type="float">
            <text:p>0.0113065</text:p>
          </table:table-cell>
          <table:table-cell table:formula="of:=[.$B$16]/[.B14]" office:value-type="float" office:value="0.90441781276257" calcext:value-type="float">
            <text:p>0.9</text:p>
          </table:table-cell>
        </table:table-row>
        <table:table-row table:style-name="ro1">
          <table:table-cell office:value-type="string" calcext:value-type="string">
            <text:p>city2_B_o.stats</text:p>
          </table:table-cell>
          <table:table-cell office:value-type="float" office:value="0.00859677" calcext:value-type="float">
            <text:p>0.00859677</text:p>
          </table:table-cell>
          <table:table-cell table:formula="of:=[.$B$16]/[.B15]" office:value-type="float" office:value="1.18949326316745" calcext:value-type="float">
            <text:p>1.2</text:p>
          </table:table-cell>
        </table:table-row>
        <table:table-row table:style-name="ro1">
          <table:table-cell office:value-type="string" calcext:value-type="string">
            <text:p>city2_B_.stats</text:p>
          </table:table-cell>
          <table:table-cell office:value-type="float" office:value="0.0102258" calcext:value-type="float">
            <text:p>0.0102258</text:p>
          </table:table-cell>
          <table:table-cell table:formula="of:=[.$B$16]/[.B16]"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city_B_l.stats</text:p>
          </table:table-cell>
          <table:table-cell office:value-type="float" office:value="0.0111452" calcext:value-type="float">
            <text:p>0.0111452</text:p>
          </table:table-cell>
          <table:table-cell table:formula="of:=[.$B$21]/[.B17]" office:value-type="float" office:value="0.599129670171913" calcext:value-type="float">
            <text:p>0.6</text:p>
          </table:table-cell>
        </table:table-row>
        <table:table-row table:style-name="ro1">
          <table:table-cell office:value-type="string" calcext:value-type="string">
            <text:p>city_B_m.stats</text:p>
          </table:table-cell>
          <table:table-cell office:value-type="float" office:value="0.00803226" calcext:value-type="float">
            <text:p>0.00803226</text:p>
          </table:table-cell>
          <table:table-cell table:formula="of:=[.$B$21]/[.B18]" office:value-type="float" office:value="0.831325181206784" calcext:value-type="float">
            <text:p>0.8</text:p>
          </table:table-cell>
        </table:table-row>
        <table:table-row table:style-name="ro1">
          <table:table-cell office:value-type="string" calcext:value-type="string">
            <text:p>city_B_olm.stats</text:p>
          </table:table-cell>
          <table:table-cell office:value-type="float" office:value="0.00943548" calcext:value-type="float">
            <text:p>0.00943548</text:p>
          </table:table-cell>
          <table:table-cell table:formula="of:=[.$B$21]/[.B19]" office:value-type="float" office:value="0.707692666403829" calcext:value-type="float">
            <text:p>0.7</text:p>
          </table:table-cell>
        </table:table-row>
        <table:table-row table:style-name="ro1">
          <table:table-cell office:value-type="string" calcext:value-type="string">
            <text:p>city_B_o.stats</text:p>
          </table:table-cell>
          <table:table-cell office:value-type="float" office:value="0.0130323" calcext:value-type="float">
            <text:p>0.0130323</text:p>
          </table:table-cell>
          <table:table-cell table:formula="of:=[.$B$21]/[.B20]" office:value-type="float" office:value="0.512374638398441" calcext:value-type="float">
            <text:p>0.5</text:p>
          </table:table-cell>
        </table:table-row>
        <table:table-row table:style-name="ro1">
          <table:table-cell office:value-type="string" calcext:value-type="string">
            <text:p>city_B_.stats</text:p>
          </table:table-cell>
          <table:table-cell office:value-type="float" office:value="0.00667742" calcext:value-type="float">
            <text:p>0.00667742</text:p>
          </table:table-cell>
          <table:table-cell table:formula="of:=[.$B$21]/[.B21]"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conference_B_l.stats</text:p>
          </table:table-cell>
          <table:table-cell office:value-type="float" office:value="0.0303607" calcext:value-type="float">
            <text:p>0.0303607</text:p>
          </table:table-cell>
          <table:table-cell table:formula="of:=[.$B$26]/[.B22]" office:value-type="float" office:value="1.0715266775799" calcext:value-type="float">
            <text:p>1.1</text:p>
          </table:table-cell>
        </table:table-row>
        <table:table-row table:style-name="ro1">
          <table:table-cell office:value-type="string" calcext:value-type="string">
            <text:p>conference_B_m.stats</text:p>
          </table:table-cell>
          <table:table-cell office:value-type="float" office:value="0.0336452" calcext:value-type="float">
            <text:p>0.0336452</text:p>
          </table:table-cell>
          <table:table-cell table:formula="of:=[.$B$26]/[.B23]" office:value-type="float" office:value="0.966922473339436" calcext:value-type="float">
            <text:p>1.0</text:p>
          </table:table-cell>
        </table:table-row>
        <table:table-row table:style-name="ro1">
          <table:table-cell office:value-type="string" calcext:value-type="string">
            <text:p>conference_B_olm.stats</text:p>
          </table:table-cell>
          <table:table-cell office:value-type="float" office:value="0.0561129" calcext:value-type="float">
            <text:p>0.0561129</text:p>
          </table:table-cell>
          <table:table-cell table:formula="of:=[.$B$26]/[.B24]" office:value-type="float" office:value="0.579765080756831" calcext:value-type="float">
            <text:p>0.6</text:p>
          </table:table-cell>
        </table:table-row>
        <table:table-row table:style-name="ro1">
          <table:table-cell office:value-type="string" calcext:value-type="string">
            <text:p>conference_B_o.stats</text:p>
          </table:table-cell>
          <table:table-cell office:value-type="float" office:value="0.0208548" calcext:value-type="float">
            <text:p>0.0208548</text:p>
          </table:table-cell>
          <table:table-cell table:formula="of:=[.$B$26]/[.B25]" office:value-type="float" office:value="1.55994303469705" calcext:value-type="float">
            <text:p>1.6</text:p>
          </table:table-cell>
        </table:table-row>
        <table:table-row table:style-name="ro1">
          <table:table-cell office:value-type="string" calcext:value-type="string">
            <text:p>conference_B_.stats</text:p>
          </table:table-cell>
          <table:table-cell office:value-type="float" office:value="0.0325323" calcext:value-type="float">
            <text:p>0.0325323</text:p>
          </table:table-cell>
          <table:table-cell table:formula="of:=[.$B$26]/[.B26]"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fforest_B_l.stats</text:p>
          </table:table-cell>
          <table:table-cell office:value-type="float" office:value="0.0332419" calcext:value-type="float">
            <text:p>0.0332419</text:p>
          </table:table-cell>
          <table:table-cell table:formula="of:=[.$B$31]/[.B27]" office:value-type="float" office:value="1.32945168597463" calcext:value-type="float">
            <text:p>1.3</text:p>
          </table:table-cell>
        </table:table-row>
        <table:table-row table:style-name="ro1">
          <table:table-cell office:value-type="string" calcext:value-type="string">
            <text:p>fforest_B_m.stats</text:p>
          </table:table-cell>
          <table:table-cell office:value-type="float" office:value="0.0165161" calcext:value-type="float">
            <text:p>0.0165161</text:p>
          </table:table-cell>
          <table:table-cell table:formula="of:=[.$B$31]/[.B28]" office:value-type="float" office:value="2.67578302383735" calcext:value-type="float">
            <text:p>2.7</text:p>
          </table:table-cell>
        </table:table-row>
        <table:table-row table:style-name="ro1">
          <table:table-cell office:value-type="string" calcext:value-type="string">
            <text:p>fforest_B_olm.stats</text:p>
          </table:table-cell>
          <table:table-cell office:value-type="float" office:value="0.0474516" calcext:value-type="float">
            <text:p>0.0474516</text:p>
          </table:table-cell>
          <table:table-cell table:formula="of:=[.$B$31]/[.B29]" office:value-type="float" office:value="0.931338458555665" calcext:value-type="float">
            <text:p>0.9</text:p>
          </table:table-cell>
        </table:table-row>
        <table:table-row table:style-name="ro1">
          <table:table-cell office:value-type="string" calcext:value-type="string">
            <text:p>fforest_B_o.stats</text:p>
          </table:table-cell>
          <table:table-cell office:value-type="float" office:value="0.0429508" calcext:value-type="float">
            <text:p>0.0429508</text:p>
          </table:table-cell>
          <table:table-cell table:formula="of:=[.$B$31]/[.B30]" office:value-type="float" office:value="1.02893310485486" calcext:value-type="float">
            <text:p>1.0</text:p>
          </table:table-cell>
        </table:table-row>
        <table:table-row table:style-name="ro1">
          <table:table-cell office:value-type="string" calcext:value-type="string">
            <text:p>fforest_B_.stats</text:p>
          </table:table-cell>
          <table:table-cell office:value-type="float" office:value="0.0441935" calcext:value-type="float">
            <text:p>0.0441935</text:p>
          </table:table-cell>
          <table:table-cell table:formula="of:=[.$B$31]/[.B31]" office:value-type="float" office:value="1" calcext:value-type="float">
            <text:p>1.0</text:p>
          </table:table-cell>
        </table:table-row>
        <table:table-row table:style-name="ro1">
          <table:table-cell office:value-type="string" calcext:value-type="string">
            <text:p>teapots_B_l.stats</text:p>
          </table:table-cell>
          <table:table-cell office:value-type="float" office:value="0.0188065" calcext:value-type="float">
            <text:p>0.0188065</text:p>
          </table:table-cell>
          <table:table-cell table:formula="of:=[.$B$36]/[.B32]" office:value-type="float" office:value="1.79073192779092" calcext:value-type="float">
            <text:p>1.8</text:p>
          </table:table-cell>
        </table:table-row>
        <table:table-row table:style-name="ro1">
          <table:table-cell office:value-type="string" calcext:value-type="string">
            <text:p>teapots_B_m.stats</text:p>
          </table:table-cell>
          <table:table-cell office:value-type="float" office:value="0.025" calcext:value-type="float">
            <text:p>0.025</text:p>
          </table:table-cell>
          <table:table-cell table:formula="of:=[.$B$36]/[.B33]" office:value-type="float" office:value="1.347096" calcext:value-type="float">
            <text:p>1.3</text:p>
          </table:table-cell>
        </table:table-row>
        <table:table-row table:style-name="ro1">
          <table:table-cell office:value-type="string" calcext:value-type="string">
            <text:p>teapots_B_olm.stats</text:p>
          </table:table-cell>
          <table:table-cell office:value-type="float" office:value="0.0424839" calcext:value-type="float">
            <text:p>0.0424839</text:p>
          </table:table-cell>
          <table:table-cell table:formula="of:=[.$B$36]/[.B34]" office:value-type="float" office:value="0.792709708854413" calcext:value-type="float">
            <text:p>0.8</text:p>
          </table:table-cell>
        </table:table-row>
        <table:table-row table:style-name="ro1">
          <table:table-cell office:value-type="string" calcext:value-type="string">
            <text:p>teapots_B_o.stats</text:p>
          </table:table-cell>
          <table:table-cell office:value-type="float" office:value="0.0276613" calcext:value-type="float">
            <text:p>0.0276613</text:p>
          </table:table-cell>
          <table:table-cell table:formula="of:=[.$B$36]/[.B35]" office:value-type="float" office:value="1.21749158571723" calcext:value-type="float">
            <text:p>1.2</text:p>
          </table:table-cell>
        </table:table-row>
        <table:table-row table:style-name="ro1">
          <table:table-cell office:value-type="string" calcext:value-type="string">
            <text:p>teapots_B_.stats</text:p>
          </table:table-cell>
          <table:table-cell office:value-type="float" office:value="0.0336774" calcext:value-type="float">
            <text:p>0.0336774</text:p>
          </table:table-cell>
          <table:table-cell table:formula="of:=[.$B$36]/[.B36]" office:value-type="float" office:value="1" calcext:value-type="float">
            <text:p>1.0</text:p>
          </table:table-cell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cs" fo:country="CZ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4:35:36.819601980</meta:creation-date>
    <dc:date>2019-05-12T14:49:52.575414010</dc:date>
    <meta:editing-duration>PT14M14S</meta:editing-duration>
    <meta:editing-cycles>3</meta:editing-cycles>
    <meta:generator>LibreOffice/6.1.5.1$Linux_X86_64 LibreOffice_project/10$Build-1</meta:generator>
    <meta:document-statistic meta:table-count="1" meta:cell-count="106" meta:object-count="0"/>
  </office:meta>
</office:document-meta>
</file>